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9_9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9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. M. Fleischma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May 13, 1892</text:p>
      <text:p text:style-name="P6">Month<text:tab/><text:tab/><text:tab/><text:tab/><text:tab/><text:tab/>May</text:p>
      <text:p text:style-name="P6">Year<text:tab/><text:tab/><text:tab/><text:tab/><text:tab/><text:tab/>1892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3">OFFICE OF THE SUPERINTENDENT./</text:p>
      <text:p text:style-name="P2">The Jewish Foster Home &amp; Orphan Asylum/</text:p>
      <text:p text:style-name="P2">Of Philadelphia./</text:p>
      <text:p text:style-name="P4">Germantown, May 13<text:span text:style-name="T2">th</text:span><text:span text:style-name="T3"> 1892/</text:span></text:p>
      <text:p text:style-name="P3"><text:span text:style-name="T3">My dear Mr. Morais,/</text:span></text:p>
      <text:p text:style-name="P3"><text:span text:style-name="T3"><text:tab/>I have just received your/ note. <text:s/>The information as originally given you/ was correct. <text:s/>As originally intended the program/ included the dedication of the synagogue, which/ was to have been the first number on the/ program. <text:s/>At the meeting of the Board last Sun-/day the consensus of opinion however was to/ the effect that the program as originally arranged/ was entirely too long and would endanger the/ success of the celebration by crowding too much/ in too little time, so it was decided to postpone/ the dedication of the synagogue to a later day./ <text:s/>This of course necessitated some alteration in/ the program of the exercises in the Gymnasium,/ as we were anxious that you should take/ part in them and thus the opening prayer/ was assigned to you. <text:s/>I hope this expla-/nation is fully satisfactory. <text:s/></text:span><text:soft-page-break/><text:span text:style-name="T3">When the/ synagogue is dedicated we hope that/ you will be with us, to invest the ocasion[sic!]/</text:span></text:p>
      <text:p text:style-name="P3"><text:span text:style-name="T3"/></text:p>
      <text:p text:style-name="P3"><text:span text:style-name="T3">[Page 2]</text:span></text:p>
      <text:p text:style-name="P3"><text:span text:style-name="T3">with that solemnity and sanctity which is the/ natural outflow of a life spent like yours/ in a self sacrificing devotion to that which/ you consider best and most beautiful in our/ religion./ <text:s/>Yours very sincerely/ S. M. Fleischma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5T10:16:40.24</meta:creation-date>
    <meta:document-statistic meta:table-count="0" meta:image-count="0" meta:object-count="0" meta:page-count="3" meta:paragraph-count="69" meta:word-count="383" meta:character-count="2553"/>
    <dc:date>2011-12-05T10:23:19.75</dc:date>
    <dc:creator>Penn Libraries</dc:creator>
    <meta:editing-duration>PT00H06M39S</meta:editing-duration>
    <meta:editing-cycles>1</meta:editing-cycles>
    <meta:generator>OpenOffice.org/3.2$Win32 OpenOffice.org_project/320m12$Build-9483</meta:generator>
  </office:meta>
</office:document-meta>
</file>